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Gungsuh" svg:font-family="Gungsuh"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Gungsuh"/>
    </style:style>
    <style:style style:name="P2" style:family="paragraph" style:parent-style-name="Standard">
      <style:paragraph-properties fo:text-align="center" style:justify-single-word="false"/>
      <style:text-properties style:font-name="Gungsuh" fo:font-size="8pt" style:font-size-asian="8pt" style:font-size-complex="8pt"/>
    </style:style>
    <style:style style:name="P3" style:family="paragraph" style:parent-style-name="Standard">
      <style:text-properties style:font-name="Gungsuh"/>
    </style:style>
    <style:style style:name="P4" style:family="paragraph" style:parent-style-name="Standard">
      <style:text-properties style:font-name="Gungsuh" fo:font-size="10pt" style:font-size-asian="10pt" style:font-size-complex="10pt"/>
    </style:style>
    <style:style style:name="P5" style:family="paragraph" style:parent-style-name="Standard">
      <style:text-properties style:font-name="Gungsuh" fo:font-size="12pt" style:font-size-asian="12pt" style:font-size-complex="12pt"/>
    </style:style>
    <style:style style:name="P6" style:family="paragraph" style:parent-style-name="Standard">
      <style:paragraph-properties fo:text-align="center" style:justify-single-word="false"/>
      <style:text-properties style:font-name="Gungsuh" fo:font-size="13pt" style:text-underline-style="solid" style:text-underline-width="auto" style:text-underline-color="font-color" style:font-size-asian="13pt" style:font-size-complex="13pt"/>
    </style:style>
    <style:style style:name="T1" style:family="text">
      <style:text-properties fo:font-size="10pt" style:font-size-asian="10pt" style:font-size-complex="10pt"/>
    </style:style>
    <style:style style:name="T2" style:family="text">
      <style:text-properties style:text-position="super 58%" fo:font-size="10pt" style:font-size-asian="10pt" style:font-size-complex="10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Available Classes in the Queen Campaign</text:p>
      <text:p text:style-name="P1"/>
      <text:p text:style-name="P1"/>
      <text:p text:style-name="P1">Barbarian: <text:span text:style-name="T1">Powerful raging warrior. Very strong and tough. At home in the wild and runs at great speed.</text:span></text:p>
      <text:p text:style-name="P1"/>
      <text:p text:style-name="P1">Bard: <text:span text:style-name="T1">Jack of all trades. Casts small number of arcane spells. Emphasizes charms and illusions over dramatic damage dealing spells. Works magic with poetry and music. Support class that buffs allies and hampers enemies. Has vast knowledge of local events and noteworthy people.</text:span></text:p>
      <text:p text:style-name="P1"/>
      <text:p text:style-name="P1">Cleric: <text:span text:style-name="T1">Divine spellcaster. Good clerics are healers and bane of undead. As Divine spellcaster, can wear armor and wield weapons while casting. Evil clerics damage people and command undead.</text:span></text:p>
      <text:p text:style-name="P1"/>
      <text:p text:style-name="P1">Druid: <text:span text:style-name="T1">Tree huger. Casts divine spells, but get their powers from nature. Spells oriented towards nature and animals. As they advance in level they can take the shape of animals. Cannot use metal armor or weapons.</text:span></text:p>
      <text:p text:style-name="P4"/>
      <text:p text:style-name="P1">Fighter: <text:span text:style-name="T1">Basic warrior. Gets bonus feats. Good with both melee and ranged weapons.</text:span></text:p>
      <text:p text:style-name="P1"/>
      <text:p text:style-name="P1">Monk: <text:s/><text:span text:style-name="T1">Monks fight unarmed and unarmored. They can strike with their fists as hard as if they were striking with a sword. Monks channel ki, which allows them to use special abilities.</text:span></text:p>
      <text:p text:style-name="P4"/>
      <text:p text:style-name="P1">Paladin: <text:s/><text:span text:style-name="T1">Warriors that pursue good and uphold law. Casts divine spells at higher levels that boost their power. Can smite evil with divine power. Gets summon-able mount. Can heal too.</text:span></text:p>
      <text:p text:style-name="P1"/>
      <text:p text:style-name="P1">Ranger: <text:s/><text:span text:style-name="T1">Uses a variety of weapons and is capable in combat. Eventually specializes in either ranged combat or two weapon fighting. Gets animal companion. Skills make them very capable in the wilderness. Has a favored enemy that they get bonus against in and out of combat.</text:span></text:p>
      <text:p text:style-name="P1"/>
      <text:p text:style-name="P1">Rogue: <text:s/><text:span text:style-name="T1">Highly skilled. While not very capable in open combat, can dish out damage with sneak attacks. Develop mystical powers and skills as they master stealth and evasion. </text:span></text:p>
      <text:p text:style-name="P1"/>
      <text:p text:style-name="P1">Sorcerer: <text:s/><text:span text:style-name="T1">Cast arcane spells through innate power rather than training and study. Intuitive rather than logical. Know fewer spells than wizards and acquire spells more slowly, but can cast more often and doesn't have to prepare spells beforehand. Do not specialize in schools like some wizards. Can have a familiar.</text:span></text:p>
      <text:p text:style-name="P1"/>
      <text:p text:style-name="P1">Wizard: <text:s/><text:span text:style-name="T1">Strength in spells. Learns spells as they experiment and grow in experience, and can learn new spells from other wizards. Over time can manipulate spells to improve their effects. Can specialize in certain type of magic to be more powerful in chosen school while losing access to some others. Can have a familiar and scribe scrolls and make other magic items.</text:span></text:p>
      <text:p text:style-name="P1"><text:soft-page-break/>Continued</text:p>
      <text:p text:style-name="P1"/>
      <text:p text:style-name="P1"/>
      <text:p text:style-name="P1"/>
      <text:p text:style-name="P1">Knight: <text:s/><text:span text:style-name="T1">Proud, skilled combatant who fights in the name of honor and chivalry. Knights can challenge foes to duels and gain bonus against the opponent. Good to protect allies. Tough, durable melee combatant. Tank.</text:span></text:p>
      <text:p text:style-name="P1"/>
      <text:p text:style-name="P1">Beguiler: <text:s/><text:span text:style-name="T1">Mix between rogue and arcane spellcaster, focuses on manipulating foes and controlling enemies while boosting themselves.</text:span></text:p>
      <text:p text:style-name="P1"/>
      <text:p text:style-name="P1">Swashbuckler: <text:s/><text:span text:style-name="T1">Combines skill and finesse with combat prowess. Can't dish out as much damage as barbarian or fighter, tent to be more agile and mobile. Able to hold their own in social situations as well.</text:span></text:p>
      <text:p text:style-name="P1"/>
      <text:p text:style-name="P1">Spellthief: <text:s/><text:span text:style-name="T1">Use intuitive form of arcane magic to enhance talents. Have a broad skill selection. Many spellthieves emphasize stealth and social abilities. In combat, spellthieves use a combination of precise attacks and spells to steal abilities from their opponents. Delivers sneak attacks and magically augments his modest combat abilities.</text:span></text:p>
      <text:p text:style-name="P1"/>
      <text:p text:style-name="P1">Psion: <text:s/><text:span text:style-name="T1">Draws real power from their mind. Aggressive powers do not freely scale as do spells, but they enjoy supreme flexibility in accessing those powers. A psion must choose one discipline in which to focus, at the cost of losing access to the other disciplines. Awesome psychic mind exploder.</text:span></text:p>
      <text:p text:style-name="P1"/>
      <text:p text:style-name="P1">Psychic Warrior: <text:s/><text:span text:style-name="T1">Uses psychic abilities to supplement and augment physical attacks. Combination of physical strength, martial skill, and psionic ability allows the psychic warrior to match and sometimes surpass a normal fighter of equal experience.</text:span></text:p>
      <text:p text:style-name="P1"/>
      <text:p text:style-name="P1">Soul Knife: <text:s/><text:span text:style-name="T1">More than any other psionic class, the soulknife fights with psionic power directly in both melee and ranged combat. Uses psionic power to manifest mind blades to use in combat.</text:span></text:p>
      <text:p text:style-name="P1"/>
      <text:p text:style-name="P1">Warlock: <text:s/><text:span text:style-name="T1">Harbors great reserves of mystical energy. Dark magic burning in their souls makes them resistant to many forms of attack and arms them with dangerous power. They do not wield spells, but they do learn to harness their power to preform a small number of specific attacks and tricks called invocations. They make up for their lack of versatility by being tougher and more resilient than sorcerers or wizards.</text:span></text:p>
      <text:p text:style-name="P1"/>
      <text:p text:style-name="P1">Warmage: <text:s/><text:span text:style-name="T1">Warmages access their magic peculiarly, at least compared to wizards, sorcerers, and clerics. A warmage selects his spells from a limited pool of knowledge that rarely changes. Early in their difficult training, warmages instill deep withing themselves the knowledge of the spells they will ever need. They know fewer spells but the spells they do know are enhanced. DO not need to study books, but they do need to prepare spells each day. Also know mundane war skills and can use some weapons and armor.</text:span></text:p>
      <text:p text:style-name="P1"><text:span text:style-name="T1"/></text:p>
      <text:p text:style-name="P5"><text:soft-page-break/>CONTINUED</text:p>
      <text:p text:style-name="P5"/>
      <text:p text:style-name="P5"/>
      <text:p text:style-name="P5"/>
      <text:p text:style-name="P5">Crusader: <text:s/><text:span text:style-name="T1">A crusader is primarily a front-line melee battler, much like a fighter or paladin. However, unlike a paladin, a crusader has no divine spellcasting abilities. Her use of martial maneuvers gives her more tactical flexibility than the fighter and makes her a more dynamic and well-rounded combatant. They make good leaders since they are charismatic and dedicated.</text:span></text:p>
      <text:p text:style-name="P5"/>
      <text:p text:style-name="P5">Swordsage: <text:s/><text:span text:style-name="T1">Despite their diverse combat moves, a swordsage is not typically a front-line melee combatant. A swordsage depends on his repertoire of maneuvers and stances. He can create a number of short range arcane area effects, and combined with his maneuverability and supernatural powers, a swordsage can fill any role, from a rogue in one encounter to a barbarian in another.</text:span></text:p>
      <text:p text:style-name="P5"/>
      <text:p text:style-name="P5">Warblade: <text:s/><text:span text:style-name="T1">In combat, warblades rely on their ever increasing repertoire of maneuvers. Depending on which disciplines you study, you might be a mongoose-swift master of blades, or a bold commander who leads your allies into battle. Your maneuvers are the signature moves that serve to define your character. You acquire a modest number of bonus feats that make you quicker, more agile and more athletic than most other warriors.</text:span></text:p>
      <text:p text:style-name="P5"><text:span text:style-name="T1"/></text:p>
      <text:p text:style-name="P5">Paragon Classes: <text:s/><text:span text:style-name="T1">Racial classes that specialize in making the most of your race, only 3 levels available in paragon classes. Only affects if you are your races specialized class. Cannot be taken as 1</text:span><text:span text:style-name="T2">st</text:span><text:span text:style-name="T1"> level class. Ask if interested.</text:span></text:p>
      <text:p text:style-name="P5"/>
      <text:p text:style-name="P5"/>
      <text:p text:style-name="P2">MOST CLASSES SUBJECT TO VARIANTS IN UNEARTHED ARCAN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Gungsuh" svg:font-family="Gungsuh"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Nolan Roth</meta:initial-creator>
    <meta:creation-date>2014-07-01T15:44:23.66</meta:creation-date>
    <dc:date>2014-07-02T10:05:45.25</dc:date>
    <dc:creator>Nolan Roth</dc:creator>
    <meta:editing-duration>PT8H14M20S</meta:editing-duration>
    <meta:editing-cycles>5</meta:editing-cycles>
    <meta:generator>OpenOffice/4.1.0$Win32 OpenOffice.org_project/410m18$Build-9764</meta:generator>
    <meta:document-statistic meta:table-count="0" meta:image-count="0" meta:object-count="0" meta:page-count="3" meta:paragraph-count="28" meta:word-count="1037" meta:character-count="6446"/>
  </office:meta>
</office:document-meta>
</file>